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in" fo:margin-bottom="0.1965in" style:contextual-spacing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📌 Prompt för att generera geografi-quiz</text:h>
      <text:p text:style-name="Text_20_body">Du ska generera ett quiz med <text:span text:style-name="Strong_20_Emphasis">[antal frågor du anger]</text:span> om geografi. Följ reglerna noggrant:</text:p>
      <text:p text:style-name="Horizontal_20_Line"/>
      <text:h text:style-name="Heading_20_2" text:outline-level="2">🎯 Kategorier &amp; underkategorier att använda som inspiration (ska INTE stå i CSV, bara användas för variation)</text:h>
      <text:h text:style-name="Heading_20_3" text:outline-level="3">1. Världsdelar &amp; länder</text:h>
      <text:list text:style-name="L1">
        <text:list-item>
          <text:p text:style-name="P1">Europas länder &amp; huvudstäder</text:p>
        </text:list-item>
        <text:list-item>
          <text:p text:style-name="P1">Asiens länder &amp; städer</text:p>
        </text:list-item>
        <text:list-item>
          <text:p text:style-name="P1">Afrika – politik &amp; geografi</text:p>
        </text:list-item>
        <text:list-item>
          <text:p text:style-name="P1">Nord- &amp; Sydamerika</text:p>
        </text:list-item>
        <text:list-item>
          <text:p text:style-name="P1">Oceanien &amp; övärldar</text:p>
        </text:list-item>
      </text:list>
      <text:h text:style-name="Heading_20_3" text:outline-level="3">2. Kartkunskap &amp; gränser</text:h>
      <text:list text:style-name="L2">
        <text:list-item>
          <text:p text:style-name="P2">Världens bergskedjor &amp; floder</text:p>
        </text:list-item>
        <text:list-item>
          <text:p text:style-name="P2">Hav, sjöar &amp; öar</text:p>
        </text:list-item>
        <text:list-item>
          <text:p text:style-name="P2">Gränser &amp; angränsande länder</text:p>
        </text:list-item>
        <text:list-item>
          <text:p text:style-name="P2">Städer och deras läge på kartan</text:p>
        </text:list-item>
      </text:list>
      <text:h text:style-name="Heading_20_3" text:outline-level="3">3. Naturgeografi</text:h>
      <text:list text:style-name="L3">
        <text:list-item>
          <text:p text:style-name="P3">Klimatzoner &amp; väderfenomen</text:p>
        </text:list-item>
        <text:list-item>
          <text:p text:style-name="P3">Vulkaner &amp; jordbävningar</text:p>
        </text:list-item>
        <text:list-item>
          <text:p text:style-name="P3">Glaciärer, öknar &amp; regnskogar</text:p>
        </text:list-item>
        <text:list-item>
          <text:p text:style-name="P3">Naturresurser (olja, guld, skog, vatten)</text:p>
        </text:list-item>
      </text:list>
      <text:h text:style-name="Heading_20_3" text:outline-level="3">4. Befolkning &amp; kulturgeografi</text:h>
      <text:list text:style-name="L4">
        <text:list-item>
          <text:p text:style-name="P4">Största städer &amp; storstadsregioner</text:p>
        </text:list-item>
        <text:list-item>
          <text:p text:style-name="P4">Språk &amp; religioners geografiska spridning</text:p>
        </text:list-item>
        <text:list-item>
          <text:p text:style-name="P4">Migration &amp; befolkningstillväxt</text:p>
        </text:list-item>
        <text:list-item>
          <text:p text:style-name="P4">Urbanisering &amp; landsbygd</text:p>
        </text:list-item>
      </text:list>
      <text:h text:style-name="Heading_20_3" text:outline-level="3">5. Geopolitiska frågor</text:h>
      <text:list text:style-name="L5">
        <text:list-item>
          <text:p text:style-name="P5">FN, EU, NATO och internationella samarbeten</text:p>
        </text:list-item>
        <text:list-item>
          <text:p text:style-name="P5">Kolonialhistoria &amp; gränsdragningar</text:p>
        </text:list-item>
        <text:list-item>
          <text:p text:style-name="P5"><text:soft-page-break/>Konfliktområden</text:p>
        </text:list-item>
        <text:list-item>
          <text:p text:style-name="P5">Gränsändringar genom historien</text:p>
        </text:list-item>
      </text:list>
      <text:h text:style-name="Heading_20_3" text:outline-level="3">6. Kartor &amp; upptäcktsresor</text:h>
      <text:list text:style-name="L6">
        <text:list-item>
          <text:p text:style-name="P6">Historiska upptäcktsresande</text:p>
        </text:list-item>
        <text:list-item>
          <text:p text:style-name="P6">Sjöfart och handelsvägar</text:p>
        </text:list-item>
        <text:list-item>
          <text:p text:style-name="P6">Världsarv och historiska platser</text:p>
        </text:list-item>
        <text:list-item>
          <text:p text:style-name="P6">Viktiga kartor &amp; geografiska upptäckter</text:p>
        </text:list-item>
      </text:list>
      <text:h text:style-name="Heading_20_3" text:outline-level="3">7. Miljö &amp; hållbarhet</text:h>
      <text:list text:style-name="L7">
        <text:list-item>
          <text:p text:style-name="P7">Klimatförändringar &amp; dess konsekvenser</text:p>
        </text:list-item>
        <text:list-item>
          <text:p text:style-name="P7">Naturkatastrofer</text:p>
        </text:list-item>
        <text:list-item>
          <text:p text:style-name="P7">Förnybara och icke-förnybara resurser</text:p>
        </text:list-item>
        <text:list-item>
          <text:p text:style-name="P7">Världens miljöproblem (avskogning, plast i haven, vattenbrist)</text:p>
        </text:list-item>
      </text:list>
      <text:h text:style-name="Heading_20_3" text:outline-level="3">8. Resor &amp; turism</text:h>
      <text:list text:style-name="L8">
        <text:list-item>
          <text:p text:style-name="P8">Berömda resmål &amp; sevärdheter</text:p>
        </text:list-item>
        <text:list-item>
          <text:p text:style-name="P8">Flygplatser &amp; transportknutpunkter</text:p>
        </text:list-item>
        <text:list-item>
          <text:p text:style-name="P8">Kända turiststäder och deras land</text:p>
        </text:list-item>
        <text:list-item>
          <text:p text:style-name="P8">UNESCO-världsarv med stort turistvärde</text:p>
        </text:list-item>
        <text:list-item>
          <text:p text:style-name="P8">Resor genom naturfenomen (norra ljuset, savannen, barriärrevet)</text:p>
        </text:list-item>
      </text:list>
      <text:p text:style-name="Horizontal_20_Line"/>
      <text:h text:style-name="Heading_20_2" text:outline-level="2">📌 Regler för frågorna</text:h>
      <text:list text:style-name="L9">
        <text:list-item>
          <text:p text:style-name="P9">Totalt antal frågor: <text:span text:style-name="Strong_20_Emphasis">[ange antal, t.ex. 300 eller 500]</text:span></text:p>
        </text:list-item>
        <text:list-item>
          <text:p text:style-name="P9">Språk: <text:span text:style-name="Strong_20_Emphasis">svenska</text:span></text:p>
        </text:list-item>
        <text:list-item>
          <text:p text:style-name="P9">Svårighetsgrad: blandning av <text:span text:style-name="Strong_20_Emphasis">medel, medelsvår och svår</text:span> (inte för lätta).</text:p>
        </text:list-item>
        <text:list-item>
          <text:p text:style-name="P9">Frågorna ska vara korta och tydliga (max en mening).</text:p>
        </text:list-item>
        <text:list-item>
          <text:p text:style-name="P9">Frågetyper: <text:span text:style-name="Strong_20_Emphasis">inte bara “Vilket år…” eller “Vad kallas…”</text:span>. Variera med varför, var, vilket land, vilket område, vem (upptäcktsresande), vilken naturresurs, etc.</text:p>
        </text:list-item>
        <text:list-item>
          <text:p text:style-name="P9">Alla frågor ska ha <text:span text:style-name="Strong_20_Emphasis">ett korrekt svar + tre trovärdiga felaktiga svar</text:span>.</text:p>
        </text:list-item>
        <text:list-item>
          <text:p text:style-name="P9">Inga frågor eller svar får vara dubletter.</text:p>
        </text:list-item>
        <text:list-item>
          <text:p text:style-name="P9">Alla frågor ska handla om <text:span text:style-name="Strong_20_Emphasis">geografi – inte andra ämnen</text:span>.</text:p>
        </text:list-item>
      </text:list>
      <text:p text:style-name="Horizontal_20_Line"/>
      <text:h text:style-name="Heading_20_2" text:outline-level="2"><text:soft-page-break/>📂 Utdata i CSV-format</text:h>
      <text:p text:style-name="Text_20_body">Kolumner:<text:line-break/><text:span text:style-name="Source_20_Text">Kategori,Fråga,Rätt svar,Fel svar 1,Fel svar 2,Fel svar 3</text:span></text:p>
      <text:list text:style-name="L10">
        <text:list-item>
          <text:p text:style-name="P10"><text:span text:style-name="Strong_20_Emphasis">Kategori</text:span> ska alltid vara: <text:span text:style-name="Source_20_Text">geografi</text:span></text:p>
        </text:list-item>
        <text:list-item>
          <text:p text:style-name="P10">Frågor och svar ska vara utan citationstecken, inga extra tecken eller specialformat.</text:p>
        </text:list-item>
      </text:list>
      <text:p text:style-name="Horizontal_20_Line"/>
      <text:h text:style-name="Heading_20_2" text:outline-level="2">📌 Exempelrad i CSV</text:h>
      <text:p text:style-name="P11"><text:span text:style-name="Source_20_Text">geografi,Vilket land har flest öar i världen?,Sverige,Norge,Kanada,Indonesien</text:span></text:p>
      <text:p text:style-name="P12"><text:span text:style-name="Source_20_Text">geografi,I vilket land ligger staden Timbuktu?,Mali,Niger,Chad,Sudan</text:span></text:p>
      <text:p text:style-name="P13"><text:span text:style-name="Source_20_Text">geografi,Vilken flod rinner genom Kairo?,Nilen,Eufrat,Amazonas,Mississippi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08:01:07.682581600</meta:creation-date>
    <dc:date>2025-08-22T08:02:48.905938800</dc:date>
    <meta:editing-duration>PT1M43S</meta:editing-duration>
    <meta:editing-cycles>1</meta:editing-cycles>
    <meta:document-statistic meta:table-count="0" meta:image-count="0" meta:object-count="0" meta:page-count="3" meta:paragraph-count="62" meta:word-count="378" meta:character-count="2497" meta:non-whitespace-character-count="2223"/>
    <meta:generator>LibreOffice/25.2.5.2$Windows_X86_64 LibreOffice_project/03d19516eb2e1dd5d4ccd751a0d6f35f35e08022</meta:generator>
  </office:meta>
</office:document-meta>
</file>